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8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9" style:family="graphic" style:parent-style-name="standard">
      <style:graphic-properties draw:fill-color="#e0efd4" draw:opacity="85%" draw:textarea-horizontal-align="justify" draw:textarea-vertical-align="middle" draw:auto-grow-height="false" fo:min-height="1.19cm" fo:min-width="2.619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P7" style:family="paragraph">
      <loext:graphic-properties draw:fill-color="#e0efd4" draw:opacity="85%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e0efd4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svg:x1="18.082cm" svg:y1="22.844cm" svg:x2="14.617cm" svg:y2="22.603cm" draw:start-shape="id3" draw:start-glue-point="8" draw:end-shape="id4" draw:end-glue-point="9" svg:d="M18082 22844c0 750-3465 870-3465-241" svg:viewBox="0 0 3466 820">
          <text:p/>
        </draw:connector>
        <draw:connector draw:style-name="gr2" draw:text-style-name="P1" draw:layer="layout" draw:type="curve" draw:line-skew="-3.279cm" svg:x1="4.683cm" svg:y1="23.289cm" svg:x2="10.017cm" svg:y2="2.143cm" draw:start-shape="id5" draw:start-glue-point="6" draw:end-shape="id6" draw:end-glue-point="6" svg:d="M4683 23289c-5673 0-8340-21146 5334-21146" svg:viewBox="0 0 9958 21147">
          <text:p/>
        </draw:connector>
        <draw:connector draw:style-name="gr1" draw:text-style-name="P1" draw:layer="layout" draw:type="curve" svg:x1="3.604cm" svg:y1="19.415cm" svg:x2="11.16cm" svg:y2="17.32cm" draw:start-shape="id7" draw:start-glue-point="8" draw:end-shape="id8" draw:end-glue-point="6" svg:d="M3604 19415c0 750 2254 625 3000-86s-17-2009 4556-2009" svg:viewBox="0 0 7557 2604">
          <text:p/>
        </draw:connector>
        <draw:connector draw:style-name="gr1" draw:text-style-name="P1" draw:layer="layout" draw:type="curve" svg:x1="18.971cm" svg:y1="6.842cm" svg:x2="18.462cm" svg:y2="10.906cm" draw:start-shape="id9" draw:start-glue-point="8" draw:end-shape="id1" svg:d="M18971 6842c0 3046-509 1015-509 4064" svg:viewBox="0 0 510 4065">
          <text:p/>
        </draw:connector>
        <draw:custom-shape draw:style-name="gr3" draw:text-style-name="P3" xml:id="id6" draw:id="id6" draw:layer="layout" svg:width="2.667cm" svg:height="1.524cm" svg:x="10.017cm" svg:y="1.381cm">
          <text:p text:style-name="P2"><text:span text:style-name="T1">No Tal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.413cm" svg:height="1.651cm" svg:x="1.508cm" svg:y="11.668cm">
          <text:p text:style-name="P2"><text:span text:style-name="T2">peerPr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6" draw:start-glue-point="6" draw:end-shape="id2" draw:end-glue-point="4" svg:d="M10017 2143c-4868 0-7302 3175-7302 9525" svg:viewBox="0 0 7303 9526">
          <text:p/>
        </draw:connector>
        <draw:frame draw:style-name="gr5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4" draw:text-style-name="P4" xml:id="id8" draw:id="id8" draw:layer="layout" svg:width="2.413cm" svg:height="1.651cm" svg:x="11.16cm" svg:y="16.494cm">
          <text:p text:style-name="P2"><text:span text:style-name="T2">op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2.921cm" svg:height="1.651cm" svg:x="17.002cm" svg:y="10.906cm">
          <text:p text:style-name="P2"><text:span text:style-name="T2">userPro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2.413cm" svg:height="1.651cm" svg:x="12.557cm" svg:y="21.193cm">
          <text:p text:style-name="P2"><text:span text:style-name="T2">closin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.381cm" svg:y="6.08cm">
          <text:p text:style-name="P2"><text:span text:style-name="T2">Receive signed,</text:span></text:p>
          <text:p text:style-name="P2"><text:span text:style-name="T2">Proposed tally</text:span></text:p>
          <text:p text:style-name="P2"><text:span text:style-name="T2">---------------------------</text:span></text:p>
          <text:p text:style-name="P2"><text:span text:style-name="T2">Check/store draft,</text:span></text:p>
          <text:p text:style-name="P2"><text:span text:style-name="T2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2.684cm" svg:y1="2.143cm" svg:x2="18.971cm" svg:y2="5.191cm" draw:start-shape="id6" draw:start-glue-point="10" draw:end-shape="id9" draw:end-glue-point="4" svg:d="M12684 2143c4192 0 6287 1016 6287 3048" svg:viewBox="0 0 6288 3049">
          <text:p/>
        </draw:connector>
        <draw:custom-shape draw:style-name="gr9" draw:text-style-name="P7" draw:layer="layout" svg:width="4.953cm" svg:height="2.286cm" svg:x="14.335cm" svg:y="1.889cm">
          <text:p text:style-name="P2"><text:span text:style-name="T2">New user proffer</text:span></text:p>
          <text:p text:style-name="P2"><text:span text:style-name="T2">Created in DB</text:span></text:p>
          <text:p text:style-name="P2"><text:span text:style-name="T2">---------------------------</text:span></text:p>
          <text:p text:style-name="P2"><text:span text:style-name="T2">Has signature</text:span></text:p>
          <text:p text:style-name="P2"><text:span text:style-name="T2">Status = draf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8.463cm" svg:y1="12.557cm" svg:x2="13.573cm" svg:y2="17.32cm" draw:start-shape="id1" draw:start-glue-point="8" draw:end-shape="id8" draw:end-glue-point="10" svg:d="M18463 12557c0 3176-1630 4763-4890 4763" svg:viewBox="0 0 4891 4764">
          <text:p/>
        </draw:connector>
        <draw:custom-shape draw:style-name="gr8" draw:text-style-name="P6" draw:layer="layout" svg:width="4.953cm" svg:height="2.286cm" svg:x="14.589cm" svg:y="13.954cm">
          <text:p text:style-name="P2"><text:span text:style-name="T2">Receive pe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Add peer signature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7.002cm" svg:y1="11.732cm" svg:x2="11.351cm" svg:y2="2.905cm" draw:start-shape="id1" draw:start-glue-point="6" draw:end-shape="id6" draw:end-glue-point="8" svg:d="M17002 11732c-3768 0-5651-2942-5651-8827" svg:viewBox="0 0 5652 8828">
          <text:p/>
        </draw:connector>
        <draw:custom-shape draw:style-name="gr8" draw:text-style-name="P6" draw:layer="layout" svg:width="4.953cm" svg:height="2.286cm" svg:x="11.414cm" svg:y="9.001cm">
          <text:p text:style-name="P2"><text:span text:style-name="T2">Peer refuses or</text:span></text:p>
          <text:p text:style-name="P2"><text:span text:style-name="T2">Times out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vo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3.22cm" svg:y1="17.904cm" svg:x2="18.082cm" svg:y2="21.193cm" draw:start-shape="id8" draw:start-glue-point="9" draw:end-shape="id3" draw:end-glue-point="4" svg:d="M13220 17904c0 2646 4862 1002 4862 3289" svg:viewBox="0 0 4863 3290">
          <text:p/>
        </draw:connector>
        <draw:connector draw:style-name="gr1" draw:text-style-name="P1" draw:layer="layout" draw:type="curve" svg:x1="11.513cm" svg:y1="17.904cm" svg:x2="12.557cm" svg:y2="22.019cm" draw:start-shape="id8" draw:start-glue-point="7" draw:end-shape="id4" draw:end-glue-point="6" svg:d="M11513 17904c0 2744 348 4115 1044 4115" svg:viewBox="0 0 1045 4116">
          <text:p/>
        </draw:connector>
        <draw:custom-shape draw:style-name="gr8" draw:text-style-name="P6" draw:layer="layout" svg:width="4.953cm" svg:height="2.286cm" svg:x="7.731cm" svg:y="19.288cm">
          <text:p text:style-name="P2"><text:span text:style-name="T2">Get close request</text:span></text:p>
          <text:p text:style-name="P2"><text:span text:style-name="T2">From pe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9" draw:id="id9" draw:layer="layout" svg:width="2.413cm" svg:height="1.651cm" svg:x="17.764cm" svg:y="5.191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6.113cm" svg:y="7.477cm">
          <text:p text:style-name="P2"><text:span text:style-name="T2">New user draft</text:span></text:p>
          <text:p text:style-name="P2"><text:span text:style-name="T2">Tally detected</text:span></text:p>
          <text:p text:style-name="P2"><text:span text:style-name="T2">---------------------------</text:span></text:p>
          <text:p text:style-name="P2"><text:span text:style-name="T2">Transmit to peer</text:span></text:p>
          <text:p text:style-name="P2"><text:span text:style-name="T2">Status = off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2.715cm" svg:y1="13.319cm" svg:x2="3.604cm" svg:y2="17.764cm" draw:start-shape="id2" draw:start-glue-point="8" draw:end-shape="id7" draw:end-glue-point="4" svg:d="M2715 13319c0 3331 889 1109 889 4445" svg:viewBox="0 0 890 4446">
          <text:p/>
        </draw:connector>
        <draw:custom-shape draw:style-name="gr8" draw:text-style-name="P6" draw:layer="layout" svg:width="4.953cm" svg:height="2.286cm" svg:x="14.97cm" svg:y="23.098cm">
          <text:p text:style-name="P2"><text:span text:style-name="T2">Detect user</text:span></text:p>
          <text:p text:style-name="P2"><text:span text:style-name="T2">clo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921cm" svg:height="1.651cm" svg:x="2.143cm" svg:y="17.764cm">
          <text:p text:style-name="P2"><text:span text:style-name="T2">accep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953cm" svg:height="2.286cm" svg:x="1.381cm" svg:y="14.335cm">
          <text:p text:style-name="P2"><text:span text:style-name="T2">User accepts,</text:span></text:p>
          <text:p text:style-name="P2"><text:span text:style-name="T2">signs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14.462cm" svg:y="18.018cm">
          <text:p text:style-name="P2"><text:span text:style-name="T2">User requests </text:span></text:p>
          <text:p text:style-name="P2"><text:span text:style-name="T2">Close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2.413cm" svg:height="1.651cm" svg:x="4.683cm" svg:y="22.463cm">
          <text:p text:style-name="P2"><text:span text:style-name="T2">clos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5" draw:end-glue-point="10" svg:d="M13764 22844c0 750-1970 624-2614 548s39-103-4054-103" svg:viewBox="0 0 6669 607">
          <text:p/>
        </draw:connector>
        <draw:custom-shape draw:style-name="gr9" draw:text-style-name="P7" draw:layer="layout" svg:width="4.953cm" svg:height="2.286cm" svg:x="7.35cm" svg:y="22.971cm">
          <text:p text:style-name="P2"><text:span text:style-name="T2">Tally sum goes to</text:span></text:p>
          <text:p text:style-name="P2"><text:span text:style-name="T2">zero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3" draw:id="id3" draw:layer="layout" svg:width="2.413cm" svg:height="1.651cm" svg:x="16.875cm" svg:y="21.193cm">
          <text:p text:style-name="P2"><text:span text:style-name="T1">user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5.318cm" svg:y="15.986cm">
          <text:p text:style-name="P2"><text:span text:style-name="T2">Detect us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953cm" svg:height="2.286cm" svg:x="9.001cm" svg:y="12.684cm">
          <text:p text:style-name="P2"><text:span text:style-name="T2">Peer sends</text:span></text:p>
          <text:p text:style-name="P2"><text:span text:style-name="T2">Modified off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Update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3.921cm" svg:y1="12.494cm" svg:x2="17.764cm" svg:y2="6.017cm" draw:start-shape="id2" draw:start-glue-point="10" draw:end-shape="id9" draw:end-glue-point="6" svg:d="M3921 12494c10380 0 3459-6477 13843-6477" svg:viewBox="0 0 13844 6478">
          <text:p/>
        </draw:connector>
        <draw:custom-shape draw:style-name="gr9" draw:text-style-name="P7" draw:layer="layout" svg:width="4.953cm" svg:height="2.286cm" svg:x="12.176cm" svg:y="5.191cm">
          <text:p text:style-name="P2"><text:span text:style-name="T2">User modifies</text:span></text:p>
          <text:p text:style-name="P2"><text:span text:style-name="T2">tally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10" draw:id="id10" draw:layer="layout" svg:width="2.413cm" svg:height="1.651cm" svg:x="8.239cm" svg:y="6.334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446cm" svg:y1="6.334cm" svg:x2="10.407cm" svg:y2="2.682cm" draw:start-shape="id10" draw:start-glue-point="4" draw:end-shape="id6" draw:end-glue-point="7" svg:d="M9446 6334c0-2574 961-748 961-3652" svg:viewBox="0 0 962 3653">
          <text:p/>
        </draw:connector>
        <draw:connector draw:style-name="gr1" draw:text-style-name="P1" draw:layer="layout" draw:type="curve" svg:x1="3.568cm" svg:y1="11.909cm" svg:x2="8.592cm" svg:y2="7.744cm" draw:start-shape="id2" draw:start-glue-point="11" draw:end-shape="id10" draw:end-glue-point="7" svg:d="M3568 11909c0-3126 5024-1044 5024-4165" svg:viewBox="0 0 5025 4166">
          <text:p/>
        </draw:connector>
        <draw:custom-shape draw:style-name="gr8" draw:text-style-name="P6" draw:layer="layout" svg:width="4.953cm" svg:height="2.286cm" svg:x="5.826cm" svg:y="3.286cm">
          <text:p text:style-name="P2"><text:span text:style-name="T2">Detect user refu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voi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3.921cm" svg:y="9.001cm">
          <text:p text:style-name="P2"><text:span text:style-name="T2">User requests</text:span></text:p>
          <text:p text:style-name="P2"><text:span text:style-name="T2">void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9" draw:layer="layout" svg:width="0.635cm" svg:height="0.635cm" svg:x="1.254cm" svg:y="25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635cm" svg:height="0.635cm" svg:x="1.254cm" svg:y="2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5" draw:layer="layout" svg:width="2.369cm" svg:height="1.673cm" svg:x="2.06cm" svg:y="25.13cm">
            <draw:text-box>
              <text:p>Client</text:p>
              <text:p>Serv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08-12T13:26:06.913722324</dc:date>
    <meta:editing-duration>PT2H27M56S</meta:editing-duration>
    <meta:editing-cycles>20</meta:editing-cycles>
    <meta:generator>LibreOffice/6.2.0.3$MacOSX_X86_64 LibreOffice_project/98c6a8a1c6c7b144ce3cc729e34964b47ce25d62</meta:generator>
    <meta:document-statistic meta:object-count="46"/>
  </office:meta>
</office:document-meta>
</file>